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Bahnschrift Light SemiCondensed" svg:font-family="Bahnschrift Light SemiCondensed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Bahnschrift Light SemiCondensed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style:font-name="Bahnschrift Light SemiCondensed"/>
    </style:style>
    <style:style style:name="P3" style:parent-style-name="Standard" style:family="paragraph">
      <style:paragraph-properties fo:text-align="justify"/>
      <style:text-properties style:font-name="Bahnschrift Light SemiCondensed"/>
    </style:style>
    <style:style style:name="P4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TableColumn6" style:family="table-column">
      <style:table-column-properties style:column-width="2.3548in" style:use-optimal-column-width="false"/>
    </style:style>
    <style:style style:name="TableColumn7" style:family="table-column">
      <style:table-column-properties style:column-width="4.4159in" style:use-optimal-column-width="false"/>
    </style:style>
    <style:style style:name="Table5" style:family="table">
      <style:table-properties style:width="6.7708in" fo:margin-left="-0.075in" table:align="left"/>
    </style:style>
    <style:style style:name="TableRow8" style:family="table-row">
      <style:table-row-properties style:min-row-height="0.2437in" style:use-optimal-row-height="false"/>
    </style:style>
    <style:style style:name="TableCell9" style:family="table-cell">
      <style:table-cell-properties fo:border-top="0.0138in solid #A5A5A5" fo:border-left="0.0138in solid #A5A5A5" fo:border-bottom="none" fo:border-right="none" fo:background-color="#A5A5A5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color="#FFFFFF" fo:background-color="#C0C0C0" style:language-asian="fr" style:country-asian="FR"/>
    </style:style>
    <style:style style:name="TableCell11" style:family="table-cell">
      <style:table-cell-properties fo:border-top="0.0138in solid #A5A5A5" fo:border-left="none" fo:border-bottom="none" fo:border-right="0.0138in solid #A5A5A5" fo:background-color="#A5A5A5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color="#FFFFFF" style:language-asian="fr" style:country-asian="FR"/>
    </style:style>
    <style:style style:name="TableRow13" style:family="table-row">
      <style:table-row-properties style:min-row-height="0.2437in" style:use-optimal-row-height="false"/>
    </style:style>
    <style:style style:name="TableCell14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16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18" style:family="table-row">
      <style:table-row-properties style:min-row-height="0.2548in" style:use-optimal-row-height="false"/>
    </style:style>
    <style:style style:name="TableCell19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21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23" style:family="table-row">
      <style:table-row-properties style:min-row-height="0.2437in" style:use-optimal-row-height="false"/>
    </style:style>
    <style:style style:name="TableCell24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26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28" style:family="table-row">
      <style:table-row-properties style:min-row-height="0.2548in" style:use-optimal-row-height="false"/>
    </style:style>
    <style:style style:name="TableCell29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31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33" style:family="table-row">
      <style:table-row-properties style:min-row-height="0.2437in" style:use-optimal-row-height="false"/>
    </style:style>
    <style:style style:name="TableCell34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36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38" style:family="table-row">
      <style:table-row-properties style:min-row-height="0.2437in" style:use-optimal-row-height="false"/>
    </style:style>
    <style:style style:name="TableCell39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41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43" style:family="table-row">
      <style:table-row-properties style:min-row-height="0.2548in" style:use-optimal-row-height="false"/>
    </style:style>
    <style:style style:name="TableCell44" style:family="table-cell">
      <style:table-cell-properties fo:border-top="none" fo:border-left="0.0138in solid #A5A5A5" fo:border-bottom="none" fo:border-right="0.0069in solid #00000A" fo:background-color="#D0CEC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46" style:family="table-cell">
      <style:table-cell-properties fo:border-top="none" fo:border-left="0.0069in solid #00000A" fo:border-bottom="none" fo:border-right="0.0138in solid #A5A5A5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Row48" style:family="table-row">
      <style:table-row-properties style:min-row-height="0.2437in" style:use-optimal-row-height="false"/>
    </style:style>
    <style:style style:name="TableCell49" style:family="table-cell">
      <style:table-cell-properties fo:border-top="none" fo:border-left="0.0138in solid #A5A5A5" fo:border-bottom="0.0138in solid #A5A5A5" fo:border-right="0.0069in solid #00000A" fo:background-color="#D0CEC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TableCell51" style:family="table-cell">
      <style:table-cell-properties fo:border-top="none" fo:border-left="0.0069in solid #00000A" fo:border-bottom="0.0138in solid #A5A5A5" fo:border-right="0.0138in solid #A5A5A5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 fo:margin-bottom="0in" fo:line-height="100%"/>
      <style:text-properties style:language-asian="fr" style:country-asian="FR"/>
    </style:style>
    <style:style style:name="P53" style:parent-style-name="Standard" style:family="paragraph">
      <style:paragraph-properties fo:text-align="justify"/>
      <style:text-properties style:font-name="Bahnschrift Light SemiCondensed"/>
    </style:style>
    <style:style style:name="P54" style:parent-style-name="Standard" style:family="paragraph">
      <style:paragraph-properties fo:text-align="justify"/>
      <style:text-properties style:font-name="Bahnschrift Light SemiCondensed"/>
    </style:style>
    <style:style style:name="P55" style:parent-style-name="Standard" style:family="paragraph">
      <style:paragraph-properties fo:text-align="justify"/>
      <style:text-properties style:font-name="Bahnschrift Light SemiCondensed"/>
    </style:style>
    <style:style style:name="P56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P57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TableColumn59" style:family="table-column">
      <style:table-column-properties style:column-width="1.2576in" style:use-optimal-column-width="false"/>
    </style:style>
    <style:style style:name="TableColumn60" style:family="table-column">
      <style:table-column-properties style:column-width="1.2562in" style:use-optimal-column-width="false"/>
    </style:style>
    <style:style style:name="TableColumn61" style:family="table-column">
      <style:table-column-properties style:column-width="1.2583in" style:use-optimal-column-width="false"/>
    </style:style>
    <style:style style:name="TableColumn62" style:family="table-column">
      <style:table-column-properties style:column-width="1.2583in" style:use-optimal-column-width="false"/>
    </style:style>
    <style:style style:name="TableColumn63" style:family="table-column">
      <style:table-column-properties style:column-width="1.2611in" style:use-optimal-column-width="false"/>
    </style:style>
    <style:style style:name="Table58" style:family="table">
      <style:table-properties style:width="6.2916in" fo:margin-left="-0.075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fo:background-color="#D0CEC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  <style:text-properties style:font-name="Bahnschrift Light SemiCondensed" fo:font-weight="bold" style:font-weight-asian="bold" style:font-weight-complex="bold"/>
    </style:style>
    <style:style style:name="TableCell67" style:family="table-cell">
      <style:table-cell-properties fo:border="0.0069in solid #00000A" fo:background-color="#D0CEC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 fo:margin-bottom="0in" fo:line-height="100%"/>
      <style:text-properties style:font-name="Bahnschrift Light SemiCondensed" fo:font-weight="bold" style:font-weight-asian="bold" style:font-weight-complex="bold"/>
    </style:style>
    <style:style style:name="TableCell69" style:family="table-cell">
      <style:table-cell-properties fo:border="0.0069in solid #00000A" fo:background-color="#D0CEC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 fo:margin-bottom="0in" fo:line-height="100%"/>
      <style:text-properties style:font-name="Bahnschrift Light SemiCondensed" fo:font-weight="bold" style:font-weight-asian="bold" style:font-weight-complex="bold"/>
    </style:style>
    <style:style style:name="TableCell71" style:family="table-cell">
      <style:table-cell-properties fo:border="0.0069in solid #00000A" fo:background-color="#D0CEC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 fo:margin-bottom="0in" fo:line-height="100%"/>
      <style:text-properties style:font-name="Bahnschrift Light SemiCondensed" fo:font-weight="bold" style:font-weight-asian="bold" style:font-weight-complex="bold"/>
    </style:style>
    <style:style style:name="TableCell73" style:family="table-cell">
      <style:table-cell-properties fo:border="0.0069in solid #00000A" fo:background-color="#D0CEC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 fo:margin-bottom="0in" fo:line-height="100%"/>
      <style:text-properties style:font-name="Bahnschrift Light SemiCondensed"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93" style:family="table-cell">
      <style:table-cell-properties fo:border="0.0069in solid #00000A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Row108" style:family="table-row">
      <style:table-row-properties style:min-row-height="0.4409in" style:use-optimal-row-height="false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Row119" style:family="table-row">
      <style:table-row-properties style:min-row-height="0.4409in" style:use-optimal-row-height="false"/>
    </style:style>
    <style:style style:name="TableCell120" style:family="table-cell">
      <style:table-cell-properties fo:border-top="none" fo:border-left="0.0069in solid #00000A" fo:border-bottom="0.0069in solid #000000" fo:border-right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 fo:margin-bottom="0in" fo:line-height="100%"/>
    </style:style>
    <style:style style:name="TableCell122" style:family="table-cell">
      <style:table-cell-properties fo:border-top="none" fo:border-left="0.0069in solid #00000A" fo:border-bottom="0.0069in solid #000000" fo:border-right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justify" fo:margin-bottom="0in" fo:line-height="100%"/>
    </style:style>
    <style:style style:name="TableCell124" style:family="table-cell">
      <style:table-cell-properties fo:border-top="none" fo:border-left="0.0069in solid #00000A" fo:border-bottom="0.0069in solid #000000" fo:border-right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 fo:margin-bottom="0in" fo:line-height="100%"/>
    </style:style>
    <style:style style:name="TableCell126" style:family="table-cell">
      <style:table-cell-properties fo:border-top="none" fo:border-left="0.0069in solid #00000A" fo:border-bottom="0.0069in solid #000000" fo:border-right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justify" fo:margin-bottom="0in" fo:line-height="100%"/>
    </style:style>
    <style:style style:name="TableCell128" style:family="table-cell">
      <style:table-cell-properties fo:border-top="none" fo:border-left="0.0069in solid #00000A" fo:border-bottom="0.0069in solid #000000" fo:border-right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TableRow130" style:family="table-row">
      <style:table-row-properties style:min-row-height="0.4409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justify"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justify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justify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justify" fo:margin-bottom="0in" fo:line-height="100%"/>
      <style:text-properties style:font-name="Bahnschrift Light SemiCondensed"/>
    </style:style>
    <style:style style:name="P141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P142" style:parent-style-name="Standard" style:family="paragraph">
      <style:paragraph-properties fo:text-align="justify"/>
      <style:text-properties style:font-name="Bahnschrift Light SemiCondensed"/>
    </style:style>
    <style:style style:name="P143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P144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P145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/>
    </style:style>
    <style:style style:name="P146" style:parent-style-name="Standard" style:family="paragraph">
      <style:paragraph-properties fo:text-align="justify"/>
      <style:text-properties style:font-name="Bahnschrift Light SemiCondensed"/>
    </style:style>
    <style:style style:name="P147" style:parent-style-name="Standard" style:family="paragraph">
      <style:paragraph-properties fo:text-align="justify"/>
      <style:text-properties style:font-name="Bahnschrift Light SemiCondensed"/>
    </style:style>
    <style:style style:name="P148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text-align="justify"/>
      <style:text-properties style:font-name="Bahnschrift Light SemiCondensed"/>
    </style:style>
    <style:style style:name="P150" style:parent-style-name="Standard" style:family="paragraph">
      <style:paragraph-properties fo:text-align="justify"/>
      <style:text-properties style:font-name="Bahnschrift Light SemiCondensed"/>
    </style:style>
    <style:style style:name="P151" style:parent-style-name="Standard" style:family="paragraph">
      <style:paragraph-properties fo:text-align="justify"/>
      <style:text-properties style:font-name="Bahnschrift Light SemiCondensed"/>
    </style:style>
    <style:style style:name="P152" style:parent-style-name="Standard" style:family="paragraph">
      <style:paragraph-properties fo:text-align="justify"/>
      <style:text-properties style:font-name="Bahnschrift Light SemiCondensed"/>
    </style:style>
    <style:style style:name="P153" style:parent-style-name="Standard" style:family="paragraph">
      <style:paragraph-properties fo:text-align="justify"/>
      <style:text-properties style:font-name="Bahnschrift Light SemiCondensed"/>
    </style:style>
    <style:style style:name="P154" style:parent-style-name="Standard" style:family="paragraph">
      <style:paragraph-properties fo:text-align="justify"/>
      <style:text-properties style:font-name="Bahnschrift Light SemiCondensed"/>
    </style:style>
    <style:style style:name="P155" style:parent-style-name="Standard" style:family="paragraph">
      <style:paragraph-properties fo:text-align="justify"/>
      <style:text-properties style:font-name="Bahnschrift Light SemiCondensed"/>
    </style:style>
    <style:style style:name="P156" style:parent-style-name="Standard" style:family="paragraph">
      <style:paragraph-properties fo:text-align="justify"/>
      <style:text-properties style:font-name="Bahnschrift Light SemiCondensed"/>
    </style:style>
    <style:style style:name="P157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fo:text-align="justify"/>
      <style:text-properties style:font-name="Bahnschrift Light SemiCondensed"/>
    </style:style>
    <style:style style:name="P159" style:parent-style-name="Paragraphedeliste" style:list-style-name="LFO6" style:family="paragraph">
      <style:paragraph-properties fo:text-align="justify" style:vertical-align="auto" fo:line-height="105%" fo:margin-left="0.25in" fo:text-indent="-0.25in">
        <style:tab-stops>
          <style:tab-stop style:type="left" style:position="0in"/>
        </style:tab-stops>
      </style:paragraph-properties>
      <style:text-properties style:font-name="Bahnschrift Light SemiCondensed"/>
    </style:style>
    <style:style style:name="P160" style:parent-style-name="Standard" style:family="paragraph">
      <style:paragraph-properties fo:text-align="justify" fo:margin-left="0.25in">
        <style:tab-stops/>
      </style:paragraph-properties>
    </style:style>
    <style:style style:name="T161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2" style:parent-style-name="Policepardéfaut" style:family="text">
      <style:text-properties style:font-name="Bahnschrift Light SemiCondensed"/>
    </style:style>
    <style:style style:name="P163" style:parent-style-name="Standard" style:family="paragraph">
      <style:paragraph-properties fo:text-align="justify" fo:margin-left="0.25in">
        <style:tab-stops/>
      </style:paragraph-properties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justify" fo:margin-left="0.25in">
        <style:tab-stops/>
      </style:paragraph-properties>
      <style:text-properties style:font-name="Bahnschrift Light SemiCondensed"/>
    </style:style>
    <style:style style:name="P165" style:parent-style-name="Standard" style:family="paragraph">
      <style:paragraph-properties fo:text-align="justify" fo:margin-left="0.25in">
        <style:tab-stops/>
      </style:paragraph-properties>
      <style:text-properties style:font-name="Bahnschrift Light SemiCondensed"/>
    </style:style>
    <style:style style:name="P166" style:parent-style-name="Standard" style:family="paragraph">
      <style:paragraph-properties fo:text-align="justify"/>
      <style:text-properties style:font-name="Bahnschrift Light SemiCondensed"/>
    </style:style>
    <style:style style:name="P167" style:parent-style-name="Standard" style:family="paragraph">
      <style:paragraph-properties fo:text-align="justify"/>
      <style:text-properties style:font-name="Bahnschrift Light SemiCondensed"/>
    </style:style>
    <style:style style:name="P168" style:parent-style-name="Standard" style:family="paragraph">
      <style:paragraph-properties fo:text-align="justify" fo:margin-left="0.25in">
        <style:tab-stops/>
      </style:paragraph-properties>
      <style:text-properties style:font-name="Bahnschrift Light SemiCondensed"/>
    </style:style>
    <style:style style:name="P169" style:parent-style-name="Standard" style:family="paragraph">
      <style:paragraph-properties fo:text-align="justify" fo:margin-left="0.25in">
        <style:tab-stops/>
      </style:paragraph-properties>
      <style:text-properties style:font-name="Bahnschrift Light SemiCondensed"/>
    </style:style>
    <style:style style:name="P170" style:parent-style-name="Standard" style:family="paragraph">
      <style:paragraph-properties fo:text-align="justify"/>
      <style:text-properties style:font-name="Bahnschrift Light SemiCondensed"/>
    </style:style>
    <style:style style:name="P171" style:parent-style-name="Standard" style:family="paragraph">
      <style:paragraph-properties fo:text-align="justify" fo:margin-left="0.25in">
        <style:tab-stops/>
      </style:paragraph-properties>
    </style:style>
    <style:style style:name="T172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3" style:parent-style-name="Policepardéfaut" style:family="text">
      <style:text-properties style:font-name="Bahnschrift Light SemiCondensed"/>
    </style:style>
    <style:style style:name="P174" style:parent-style-name="Standard" style:family="paragraph">
      <style:paragraph-properties fo:text-align="justify" fo:margin-left="0.25in">
        <style:tab-stops/>
      </style:paragraph-properties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5" style:parent-style-name="Paragraphedeliste" style:list-style-name="LFO7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76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77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78" style:parent-style-name="Standard" style:family="paragraph">
      <style:paragraph-properties fo:text-align="justify"/>
      <style:text-properties style:font-name="Bahnschrift Light SemiCondensed"/>
    </style:style>
    <style:style style:name="P179" style:parent-style-name="Standard" style:family="paragraph">
      <style:paragraph-properties fo:text-align="justify"/>
      <style:text-properties style:font-name="Bahnschrift Light SemiCondensed"/>
    </style:style>
    <style:style style:name="P180" style:parent-style-name="Standard" style:family="paragraph">
      <style:paragraph-properties fo:text-align="justify"/>
    </style:style>
    <style:style style:name="T181" style:parent-style-name="Policepardéfaut" style:family="text">
      <style:text-properties style:font-name="Bahnschrift Light SemiCondensed"/>
    </style:style>
    <style:style style:name="T182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3" style:parent-style-name="Policepardéfaut" style:family="text">
      <style:text-properties style:font-name="Bahnschrift Light SemiCondensed"/>
    </style:style>
    <style:style style:name="P184" style:parent-style-name="Standard" style:family="paragraph">
      <style:paragraph-properties fo:text-align="justify" fo:text-indent="0.25in"/>
    </style:style>
    <style:style style:name="T185" style:parent-style-name="Policepardéfaut" style:family="text">
      <style:text-properties style:font-name="Bahnschrift Light SemiCondensed"/>
    </style:style>
    <style:style style:name="T186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align="justify"/>
      <style:text-properties style:font-name="Bahnschrift Light SemiCondensed"/>
    </style:style>
    <style:style style:name="P188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89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90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91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192" style:parent-style-name="Standard" style:family="paragraph">
      <style:paragraph-properties fo:text-align="justify"/>
      <style:text-properties style:font-name="Bahnschrift Light SemiCondensed"/>
    </style:style>
    <style:style style:name="P193" style:parent-style-name="Standard" style:family="paragraph">
      <style:paragraph-properties fo:text-align="justify"/>
      <style:text-properties style:font-name="Bahnschrift Light SemiCondensed"/>
    </style:style>
    <style:style style:name="P194" style:parent-style-name="Standard" style:family="paragraph">
      <style:paragraph-properties fo:text-align="justify"/>
    </style:style>
    <style:style style:name="T195" style:parent-style-name="Policepardéfaut" style:family="text">
      <style:text-properties style:font-name="Bahnschrift Light SemiCondensed" fo:font-weight="bold" style:font-weight-asian="bold" style:font-weight-complex="bold"/>
    </style:style>
    <style:style style:name="T196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7" style:parent-style-name="Policepardéfaut" style:family="text">
      <style:text-properties style:font-name="Bahnschrift Light SemiCondensed"/>
    </style:style>
    <style:style style:name="P198" style:parent-style-name="Standard" style:family="paragraph">
      <style:paragraph-properties fo:text-align="justify"/>
    </style:style>
    <style:style style:name="T199" style:parent-style-name="Policepardéfaut" style:family="text">
      <style:text-properties style:font-name="Bahnschrift Light SemiCondensed" fo:font-weight="bold" style:font-weight-asian="bold" style:font-weight-complex="bold"/>
    </style:style>
    <style:style style:name="T200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1" style:parent-style-name="Standard" style:family="paragraph">
      <style:paragraph-properties fo:text-align="justify"/>
      <style:text-properties style:font-name="Bahnschrift Light SemiCondensed"/>
    </style:style>
    <style:style style:name="P202" style:parent-style-name="Standard" style:family="paragraph">
      <style:paragraph-properties fo:text-align="justify"/>
      <style:text-properties style:font-name="Bahnschrift Light SemiCondensed"/>
    </style:style>
    <style:style style:name="P203" style:parent-style-name="Standard" style:family="paragraph">
      <style:paragraph-properties fo:text-align="justify"/>
      <style:text-properties style:font-name="Bahnschrift Light SemiCondensed"/>
    </style:style>
    <style:style style:name="P204" style:parent-style-name="Standard" style:family="paragraph">
      <style:paragraph-properties fo:text-align="justify"/>
      <style:text-properties style:font-name="Bahnschrift Light SemiCondensed"/>
    </style:style>
    <style:style style:name="P205" style:parent-style-name="Standard" style:family="paragraph">
      <style:paragraph-properties fo:text-align="justify"/>
      <style:text-properties style:font-name="Bahnschrift Light SemiCondensed"/>
    </style:style>
    <style:style style:name="P206" style:parent-style-name="Standard" style:family="paragraph">
      <style:paragraph-properties fo:text-align="justify"/>
      <style:text-properties style:font-name="Bahnschrift Light SemiCondensed"/>
    </style:style>
    <style:style style:name="P207" style:parent-style-name="Standard" style:family="paragraph">
      <style:paragraph-properties fo:text-align="justify"/>
      <style:text-properties style:font-name="Bahnschrift Light SemiCondensed"/>
    </style:style>
    <style:style style:name="P208" style:parent-style-name="Standard" style:family="paragraph">
      <style:paragraph-properties fo:text-align="justify"/>
      <style:text-properties style:font-name="Bahnschrift Light SemiCondensed"/>
    </style:style>
    <style:style style:name="P209" style:parent-style-name="Standard" style:family="paragraph">
      <style:paragraph-properties fo:text-align="justify"/>
    </style:style>
    <style:style style:name="T210" style:parent-style-name="Policepardéfaut" style:family="text">
      <style:text-properties style:font-name="Bahnschrift Light SemiCondensed" fo:font-weight="bold" style:font-weight-asian="bold" style:font-weight-complex="bold"/>
    </style:style>
    <style:style style:name="T211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font-name="Bahnschrift Light SemiCondensed"/>
    </style:style>
    <style:style style:name="P213" style:parent-style-name="Standard" style:family="paragraph">
      <style:paragraph-properties fo:text-align="justify"/>
    </style:style>
    <style:style style:name="T214" style:parent-style-name="Policepardéfaut" style:family="text">
      <style:text-properties style:font-name="Bahnschrift Light SemiCondensed" fo:font-weight="bold" style:font-weight-asian="bold" style:font-weight-complex="bold"/>
    </style:style>
    <style:style style:name="T215" style:parent-style-name="Policepardéfaut" style:family="text"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217" style:parent-style-name="Paragraphedeliste" style:list-style-name="LFO8" style:family="paragraph">
      <style:paragraph-properties fo:text-align="justify" style:vertical-align="auto" fo:line-height="105%" fo:text-indent="-0.25in"/>
      <style:text-properties style:font-name="Bahnschrift Light SemiCondensed"/>
    </style:style>
    <style:style style:name="P218" style:parent-style-name="Standard" style:family="paragraph">
      <style:paragraph-properties fo:text-align="justify"/>
      <style:text-properties style:font-name="Bahnschrift Light SemiCondensed"/>
    </style:style>
    <style:style style:name="P219" style:parent-style-name="Standard" style:family="paragraph">
      <style:paragraph-properties fo:text-align="justify"/>
      <style:text-properties style:font-name="Bahnschrift Light SemiCondensed"/>
    </style:style>
    <style:style style:name="P220" style:parent-style-name="Standard" style:family="paragraph">
      <style:paragraph-properties fo:text-align="justify"/>
      <style:text-properties style:font-name="Bahnschrift Light SemiCondense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1" style:parent-style-name="Standard" style:family="paragraph">
      <style:paragraph-properties fo:text-align="justify"/>
      <style:text-properties style:font-name="Bahnschrift Light SemiCondensed"/>
    </style:style>
    <style:style style:name="P222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3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4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5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6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7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8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29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0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1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2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3" style:parent-style-name="Standard" style:family="paragraph">
      <style:text-properties style:font-name="Bahnschrift Light SemiCondensed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style:font-name="Bahnschrift Light SemiCondensed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6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7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8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39" style:parent-style-name="Paragraphedeliste" style:list-style-name="LFO8" style:family="paragraph">
      <style:paragraph-properties style:vertical-align="auto" fo:line-height="105%" fo:text-indent="-0.25in"/>
      <style:text-properties style:font-name="Bahnschrift Light SemiCondensed" fo:font-style="italic" style:font-style-asian="italic" style:font-style-complex="italic"/>
    </style:style>
    <style:style style:name="P240" style:parent-style-name="Paragraphedeliste" style:list-style-name="LFO8" style:family="paragraph">
      <style:paragraph-properties style:vertical-align="auto" fo:line-height="105%" fo:text-indent="-0.25in"/>
      <style:text-properties style:font-name="Bahnschrift Light SemiCondensed" fo:font-style="italic" style:font-style-asian="italic" style:font-style-complex="italic"/>
    </style:style>
    <style:style style:name="P241" style:parent-style-name="Paragraphedeliste" style:list-style-name="LFO8" style:family="paragraph">
      <style:paragraph-properties style:vertical-align="auto" fo:line-height="105%" fo:text-indent="-0.25in"/>
      <style:text-properties style:font-name="Bahnschrift Light SemiCondensed" fo:font-style="italic" style:font-style-asian="italic" style:font-style-complex="italic"/>
    </style:style>
    <style:style style:name="P242" style:parent-style-name="Paragraphedeliste" style:list-style-name="LFO8" style:family="paragraph">
      <style:paragraph-properties style:vertical-align="auto" fo:line-height="105%" fo:text-indent="-0.25in"/>
      <style:text-properties style:font-name="Bahnschrift Light SemiCondensed" fo:font-style="italic" style:font-style-asian="italic" style:font-style-complex="italic"/>
    </style:style>
    <style:style style:name="P243" style:parent-style-name="Paragraphedeliste" style:list-style-name="LFO8" style:family="paragraph">
      <style:paragraph-properties style:vertical-align="auto" fo:line-height="105%" fo:text-indent="-0.25in"/>
      <style:text-properties style:font-name="Bahnschrift Light SemiCondensed" fo:font-style="italic" style:font-style-asian="italic" style:font-style-complex="italic"/>
    </style:style>
    <style:style style:name="P244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45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46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47" style:parent-style-name="Standard" style:family="paragraph">
      <style:text-properties style:font-name="Bahnschrift Light SemiCondensed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48" style:parent-style-name="Standard" style:family="paragraph">
      <style:text-properties style:font-name="Bahnschrift Light SemiCondensed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0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1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2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3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4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5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6" style:parent-style-name="Standard" style:family="paragraph">
      <style:text-properties style:font-name="Bahnschrift Light SemiCondensed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7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8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59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0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1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2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3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4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5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6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7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8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69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0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1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2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3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4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5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6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7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8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79" style:parent-style-name="Standard" style:family="paragraph">
      <style:text-properties style:font-name="Bahnschrift Light SemiCondensed" fo:font-style="italic" style:font-style-asian="italic" style:font-style-complex="italic"/>
    </style:style>
    <style:style style:name="P280" style:parent-style-name="Standard" style:family="paragraph">
      <style:text-properties style:font-name="Bahnschrift Light SemiCondensed" fo:font-style="italic" style:font-style-asian="italic" style:font-style-complex="italic"/>
    </style:style>
  </office:automatic-styles>
  <office:body>
    <office:text text:use-soft-page-breaks="true">
      <text:p text:style-name="P1">Cahier des charges des Petits Musclés en finale à Wembley v1.0</text:p>
      <text:p text:style-name="P2"/>
      <text:p text:style-name="P3"/>
      <text:p text:style-name="P4">Description du document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Titre <text:s text:c="28"/></text:p>
          </table:table-cell>
          <table:table-cell table:style-name="TableCell16">
            <text:p text:style-name="P17">EpitchAds</text:p>
          </table:table-cell>
        </table:table-row>
        <table:table-row table:style-name="TableRow18">
          <table:table-cell table:style-name="TableCell19">
            <text:p text:style-name="P20">Objet</text:p>
          </table:table-cell>
          <table:table-cell table:style-name="TableCell21">
            <text:p text:style-name="P22">Projet fin de parcours</text:p>
          </table:table-cell>
        </table:table-row>
        <table:table-row table:style-name="TableRow23">
          <table:table-cell table:style-name="TableCell24">
            <text:p text:style-name="P25">Auteur</text:p>
          </table:table-cell>
          <table:table-cell table:style-name="TableCell26">
            <text:p text:style-name="P27">Jonathan Franco</text:p>
          </table:table-cell>
        </table:table-row>
        <table:table-row table:style-name="TableRow28">
          <table:table-cell table:style-name="TableCell29">
            <text:p text:style-name="P30">Responsable</text:p>
          </table:table-cell>
          <table:table-cell table:style-name="TableCell31">
            <text:p text:style-name="P32">Rémi Triton</text:p>
          </table:table-cell>
        </table:table-row>
        <table:table-row table:style-name="TableRow33">
          <table:table-cell table:style-name="TableCell34">
            <text:p text:style-name="P35">Email</text:p>
          </table:table-cell>
          <table:table-cell table:style-name="TableCell36">
            <text:p text:style-name="P37">jonathan.franco@epitech.eu</text:p>
          </table:table-cell>
        </table:table-row>
        <table:table-row table:style-name="TableRow38">
          <table:table-cell table:style-name="TableCell39">
            <text:p text:style-name="P40">Mots clés</text:p>
          </table:table-cell>
          <table:table-cell table:style-name="TableCell41">
            <text:p text:style-name="P42">Petites annonces, BDE, pédago, entraide, solidarité</text:p>
          </table:table-cell>
        </table:table-row>
        <table:table-row table:style-name="TableRow43">
          <table:table-cell table:style-name="TableCell44">
            <text:p text:style-name="P45">Promotion</text:p>
          </table:table-cell>
          <table:table-cell table:style-name="TableCell46">
            <text:p text:style-name="P47">2021</text:p>
          </table:table-cell>
        </table:table-row>
        <table:table-row table:style-name="TableRow48">
          <table:table-cell table:style-name="TableCell49">
            <text:p text:style-name="P50">Date de mise à jour</text:p>
          </table:table-cell>
          <table:table-cell table:style-name="TableCell51">
            <text:p text:style-name="P52">21/09/2021</text:p>
          </table:table-cell>
        </table:table-row>
      </table:table>
      <text:p text:style-name="P53"/>
      <text:p text:style-name="P54"/>
      <text:p text:style-name="P55"/>
      <text:p text:style-name="P56">Tableau des révision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Date</text:p>
          </table:table-cell>
          <table:table-cell table:style-name="TableCell67">
            <text:p text:style-name="P68">Version</text:p>
          </table:table-cell>
          <table:table-cell table:style-name="TableCell69">
            <text:p text:style-name="P70">Auteur</text:p>
          </table:table-cell>
          <table:table-cell table:style-name="TableCell71">
            <text:p text:style-name="P72">Section(s)</text:p>
          </table:table-cell>
          <table:table-cell table:style-name="TableCell73">
            <text:p text:style-name="P74">Commentaires</text:p>
          </table:table-cell>
        </table:table-row>
        <table:table-row table:style-name="TableRow75">
          <table:table-cell table:style-name="TableCell76">
            <text:p text:style-name="P77">20/09/2021</text:p>
          </table:table-cell>
          <table:table-cell table:style-name="TableCell78">
            <text:p text:style-name="P79">1.0</text:p>
          </table:table-cell>
          <table:table-cell table:style-name="TableCell80">
            <text:p text:style-name="P81">Jonathan Franco</text:p>
          </table:table-cell>
          <table:table-cell table:style-name="TableCell82">
            <text:p text:style-name="P83">Toutes</text:p>
          </table:table-cell>
          <table:table-cell table:style-name="TableCell84">
            <text:p text:style-name="P85">Première version</text:p>
          </table:table-cell>
        </table:table-row>
        <table:table-row table:style-name="TableRow86">
          <table:table-cell table:style-name="TableCell87">
            <text:p text:style-name="P88">21/09/2021</text:p>
          </table:table-cell>
          <table:table-cell table:style-name="TableCell89">
            <text:p text:style-name="P90">1.1</text:p>
          </table:table-cell>
          <table:table-cell table:style-name="TableCell91">
            <text:p text:style-name="P92">Jonathan Franco</text:p>
          </table:table-cell>
          <table:table-cell table:style-name="TableCell93">
            <text:p text:style-name="P94">Toutes</text:p>
          </table:table-cell>
          <table:table-cell table:style-name="TableCell95">
            <text:p text:style-name="P96">Application de la méthodologie Epitech</text:p>
          </table:table-cell>
        </table:table-row>
        <table:table-row table:style-name="TableRow97">
          <table:table-cell table:style-name="TableCell98">
            <text:p text:style-name="P99">22/09/2021</text:p>
          </table:table-cell>
          <table:table-cell table:style-name="TableCell100">
            <text:p text:style-name="P101">1.11</text:p>
          </table:table-cell>
          <table:table-cell table:style-name="TableCell102">
            <text:p text:style-name="P103">Jonathan Franco</text:p>
          </table:table-cell>
          <table:table-cell table:style-name="TableCell104">
            <text:p text:style-name="P105">Rapport</text:p>
          </table:table-cell>
          <table:table-cell table:style-name="TableCell106">
            <text:p text:style-name="P107">Premier rapport ajouté.</text:p>
          </table:table-cell>
        </table:table-row>
        <table:table-row table:style-name="TableRow108">
          <table:table-cell table:style-name="TableCell109">
            <text:p text:style-name="P110">23/09/21</text:p>
          </table:table-cell>
          <table:table-cell table:style-name="TableCell111">
            <text:p text:style-name="P112">1.12</text:p>
          </table:table-cell>
          <table:table-cell table:style-name="TableCell113">
            <text:p text:style-name="P114">Olivier cortes</text:p>
          </table:table-cell>
          <table:table-cell table:style-name="TableCell115">
            <text:p text:style-name="P116">Rapport avancement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24/09/21</text:p>
          </table:table-cell>
          <table:table-cell table:style-name="TableCell122">
            <text:p text:style-name="P123">1,13</text:p>
          </table:table-cell>
          <table:table-cell table:style-name="TableCell124">
            <text:p text:style-name="P125">Jules Fell</text:p>
          </table:table-cell>
          <table:table-cell table:style-name="TableCell126">
            <text:p text:style-name="P127">Rapport avancement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27/09/21</text:p>
          </table:table-cell>
          <table:table-cell table:style-name="TableCell133">
            <text:p text:style-name="P134">1.14</text:p>
          </table:table-cell>
          <table:table-cell table:style-name="TableCell135">
            <text:p text:style-name="P136">Olivier Cortes</text:p>
          </table:table-cell>
          <table:table-cell table:style-name="TableCell137">
            <text:p text:style-name="P138">Rapport avancement</text:p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P142"/>
      <text:p text:style-name="P143">Organigramme des livrables</text:p>
      <text:p text:style-name="P144"/>
      <text:p text:style-name="P145"/>
      <text:p text:style-name="P146"/>
      <text:p text:style-name="P147"/>
      <text:p text:style-name="P148">Cartes des Livrables</text:p>
      <text:p text:style-name="P149"/>
      <text:p text:style-name="P150"><text:tab/><text:tab/></text:p>
      <text:p text:style-name="P151"/>
      <text:p text:style-name="P152"/>
      <text:p text:style-name="P153"/>
      <text:p text:style-name="P154"><text:s text:c="2"/></text:p>
      <text:p text:style-name="P155"/>
      <text:p text:style-name="P156"/>
      <text:p text:style-name="P157">Front web :</text:p>
      <text:p text:style-name="P158"/>
      <text:list text:style-name="LFO6">
        <text:list-item text:start-value="1">
          <text:list>
            <text:list-item text:start-value="1">
              <text:p text:style-name="P159">/ En tant qu’élève, je veux avoir des informations sur la vie étudiante.</text:p>
            </text:list-item>
          </text:list>
        </text:list-item>
      </text:list>
      <text:p text:style-name="P160"><text:span text:style-name="T161">Description</text:span><text:span text:style-name="T162"> : L’élève pourra découvrir l’objectif de EpitechAds et savoir comment l’utiliser.</text:span></text:p>
      <text:p text:style-name="P163">Definition of Done :</text:p>
      <text:p text:style-name="P164">-Barre de navigation cachée permettant de se connecter, d’accéder aux différentes catégories, de pouvoir poster une nouvelle annonce selon son rôle.</text:p>
      <text:p text:style-name="P165">- Approche dynamique avec un carrousel présentant les différentes sections.</text:p>
      <text:p text:style-name="P166"><text:s text:c="7"/>- Défilement des annonces selon la catégorie choisie.</text:p>
      <text:p text:style-name="P167"><text:s text:c="7"/>-Responsive.</text:p>
      <text:p text:style-name="P168"/>
      <text:p text:style-name="P169"/>
      <text:p text:style-name="P170">2.1 / En tant qu’élève, je veux pouvoir accéder à la catégorie qui m’intéresse.</text:p>
      <text:p text:style-name="P171"><text:span text:style-name="T172">Description :</text:span><text:span text:style-name="T173"><text:s/>L’élève pourra se déplacer de catégories en catégories.</text:span></text:p>
      <text:p text:style-name="P174">Definition of Done :</text:p>
      <text:list text:style-name="LFO7" text:continue-numbering="true">
        <text:list-item>
          <text:p text:style-name="P175">Affichage des annonces selon leur date de création</text:p>
        </text:list-item>
      </text:list>
      <text:list text:style-name="LFO8" text:continue-numbering="true">
        <text:list-item>
          <text:p text:style-name="P176">Bouton permettant d’ajouter un commentaire si l’élève est connecté.</text:p>
        </text:list-item>
        <text:list-item>
          <text:p text:style-name="P177">Responsive.</text:p>
        </text:list-item>
      </text:list>
      <text:p text:style-name="P178"/>
      <text:p text:style-name="P179">3.1/ En tant qu’élève, je veux pouvoir accéder à une seule annonce</text:p>
      <text:p text:style-name="P180"><text:span text:style-name="T181"><text:s text:c="8"/></text:span><text:span text:style-name="T182">Description :</text:span><text:span text:style-name="T183"><text:s/>l’élève pourra voir une annonce et tous ses commentaires.</text:span></text:p>
      <text:p text:style-name="P184"><text:span text:style-name="T185"><text:s/></text:span><text:span text:style-name="T186">Definition of Done :</text:span></text:p>
      <text:p text:style-name="P187"/>
      <text:list text:style-name="LFO8" text:continue-numbering="true">
        <text:list-item>
          <text:p text:style-name="P188">Affichage d’une seule annonce</text:p>
        </text:list-item>
        <text:list-item>
          <text:p text:style-name="P189">Bouton ‘commenter’ pour ajouter un commentaire.</text:p>
        </text:list-item>
        <text:list-item>
          <text:p text:style-name="P190">Liste de tous les commentaires liés à cette annonce par ordre de création.</text:p>
        </text:list-item>
        <text:list-item>
          <text:p text:style-name="P191"><text:s/>Responsive.</text:p>
        </text:list-item>
      </text:list>
      <text:p text:style-name="P192">4.1/ En tant qu’administrateur, je veux avoir les pleins pouvoir sur les annonces et les commentaires.</text:p>
      <text:p text:style-name="P193"/>
      <text:soft-page-break/>
      <text:p text:style-name="P194"><text:span text:style-name="T195"><text:s text:c="7"/></text:span><text:span text:style-name="T196">Description</text:span><text:span text:style-name="T197"> : L’administrateur pourra modifier et/ou effacer les annonces de toutes catégories</text:span></text:p>
      <text:p text:style-name="P198"><text:span text:style-name="T199"><text:s text:c="6"/></text:span><text:span text:style-name="T200"><text:s/>Définition of Done :</text:span></text:p>
      <text:p text:style-name="P201"><text:tab/>-Tableau de type crud répertoriant l’affichage de toutes les annonces</text:p>
      <text:p text:style-name="P202"><text:tab/>-Boutons pour filtrer les catégories</text:p>
      <text:p text:style-name="P203"><text:tab/>-Searchbar pour chercher rapidement une annonce par titre ou date</text:p>
      <text:p text:style-name="P204"><text:tab/>-Responsive</text:p>
      <text:p text:style-name="P205"><text:tab/></text:p>
      <text:p text:style-name="P206"/>
      <text:p text:style-name="P207"/>
      <text:p text:style-name="P208">5.1 / En tant qu’élève, je veux voir toutes mes annonces et tous mes commentaires</text:p>
      <text:p text:style-name="P209"><text:span text:style-name="T210"><text:s text:c="6"/></text:span><text:span text:style-name="T211">Description :</text:span><text:span text:style-name="T212"><text:s/>L’élève pourra voir toutes mes annonces et commentaires</text:span></text:p>
      <text:p text:style-name="P213"><text:span text:style-name="T214"><text:s text:c="6"/></text:span><text:span text:style-name="T215">Definition of done :</text:span></text:p>
      <text:list text:style-name="LFO8" text:continue-numbering="true">
        <text:list-item>
          <text:p text:style-name="P216">Tableau type crud répertoriant toutes ses annonces et / ou commentaires</text:p>
        </text:list-item>
        <text:list-item>
          <text:p text:style-name="P217">Responsive</text:p>
        </text:list-item>
      </text:list>
      <text:p text:style-name="P218"/>
      <text:p text:style-name="P219"/>
      <text:p text:style-name="P220">Rapport d’avancement pour le Kick-Off du Premier sprint le 22/09/2021</text:p>
      <text:p text:style-name="P221"/>
      <text:p text:style-name="P222"><text:tab/>Lors du stand-up du 22/09/2021, nous avons été capables d’établir un squelette de notre projet, nous permettant d’avoir un visuel « global ». Nous avons pris la décision de démarrer par le front-end en gardant les technologies sélectionnées.</text:p>
      <text:p text:style-name="P223">Il a été déterminé que chaque développeur s’occuperait d’une vue qui sera livrable lors de la fin du premier sprint.</text:p>
      <text:p text:style-name="P224"><text:tab/>Jules s’occupe de la Homepage.</text:p>
      <text:p text:style-name="P225"><text:tab/>Olivier s’occupe de l’affichage d’une annonce unique.</text:p>
      <text:p text:style-name="P226"><text:tab/>Rémi s’occupe de la navbar et de la vue des annonces multiples.</text:p>
      <text:p text:style-name="P227"><text:tab/>Leonardo s’occupe de la vue profil utilisateur</text:p>
      <text:p text:style-name="P228"><text:tab/>Jonathan s’occupe de la vue admin.</text:p>
      <text:p text:style-name="P229"><text:s/>Nous nous sommes rendu compte que Vue.js 3 avait quelques soucis de compatibilité, surtout avec TailwindCSS, ce qui nous a fortement ralenti la matinée.</text:p>
      <text:p text:style-name="P230"><text:tab/>Les premières vues du projet ont été commencées, et certaines, comme la vue « Admin » est terminée.</text:p>
      <text:p text:style-name="P231"><text:tab/>Concernant nos recherches de stage, nous nous sommes enregistrés à un forum en ligne le 23/09/2021, ce qui aura potentiellement un impact sur notre productivité ce jour-là.</text:p>
      <text:p text:style-name="P232"/>
      <text:p text:style-name="P233">Rapport d’avancement du 23/09/2021</text:p>
      <text:p text:style-name="P234"/>
      <text:p text:style-name="P235">Chaque développeur a travaillé sur sa vue respective en front-end.</text:p>
      <text:soft-page-break/>
      <text:p text:style-name="P236">Rémi nous a fait remarquer la pertinence de l’ajout d’un bouton « back » pour les vues annonce unique et annonces multiples.</text:p>
      <text:p text:style-name="P237">Aucun gros problème de développement n’est à signaler sur la journée.</text:p>
      <text:p text:style-name="P238">Les différentes vues sont au stade final de développement et une connexion à une API test a été implémenté pour les vues :</text:p>
      <text:list text:style-name="LFO8" text:continue-numbering="true">
        <text:list-item>
          <text:p text:style-name="P239">Homepage</text:p>
        </text:list-item>
        <text:list-item>
          <text:p text:style-name="P240">Annonce unique</text:p>
        </text:list-item>
        <text:list-item>
          <text:p text:style-name="P241">Annonces multiples</text:p>
        </text:list-item>
        <text:list-item>
          <text:p text:style-name="P242">Profil utilisateur</text:p>
        </text:list-item>
        <text:list-item>
          <text:p text:style-name="P243">Vue admin</text:p>
        </text:list-item>
      </text:list>
      <text:p text:style-name="P244">Nous avons rencontrer un problème avec le footer que nous résoudrons demain.</text:p>
      <text:p text:style-name="P245">Nous sommes dans les temps concernant la livraison de la maquette à notre client.</text:p>
      <text:p text:style-name="P246"/>
      <text:p text:style-name="P247">Rapport d’avancement du 24/09/2021</text:p>
      <text:p text:style-name="P248"/>
      <text:p text:style-name="P249">Problème concernant le header et sa mise en page.</text:p>
      <text:p text:style-name="P250">Jonathan a mergé toutes les branches et lancé les auto-tests qui ont retourné des résultats positifs.</text:p>
      <text:p text:style-name="P251">Le bug sur le footer est fixé.</text:p>
      <text:p text:style-name="P252">Le caroussel de la homepage est fonctionnel. Nous réglons désormais quelques détails esthétiques.</text:p>
      <text:p text:style-name="P253">Jules a commencé à set-up le backend avec Laravel.</text:p>
      <text:p text:style-name="P254">Nous sommes toujours dans les temps.</text:p>
      <text:p text:style-name="P255"/>
      <text:p text:style-name="P256">Rapport d’avancement du 27/09/2021</text:p>
      <text:p text:style-name="P257"/>
      <text:p text:style-name="P258">Rémi a mis à jour le project github avec de nouvelles taches.</text:p>
      <text:p text:style-name="P259">Chaque développeur a installé Laravel sur sa machine pour pouvoir travailler sur le back.</text:p>
      <text:p text:style-name="P260">Nous avons rencontré des problèmes concernant la connection avec la DB.</text:p>
      <text:p text:style-name="P261">Olivier, rémi, jules, Léonardo ne parviennent pas à établir la connection avec la DB.</text:p>
      <text:p text:style-name="P262">Il se pourrait que Laravel ne soit pas le plus adapté avec MongoDB.</text:p>
      <text:p text:style-name="P263">Jonathan à pu se connecter et a créé la table blog_post, il a commencé à l’implémenter pour tester.</text:p>
      <text:p text:style-name="P264">Nous nous réunirons demain avec l’équipe au complet pour débattre sur un changement ou non de technologie.</text:p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Bahnschrift Light SemiCondensed" svg:font-family="Bahnschrift Light SemiCondensed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Arial Unicode M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2LVL1" style:family="text">
      <style:text-properties style:font-name="Bahnschrift Light SemiCondensed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Bahnschrift Light SemiCondensed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Bahnschrift Light SemiCondensed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Bahnschrift Light SemiCondense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Bahnschrift Light SemiCondensed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Bahnschrift Light SemiCondensed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onathan Franco</meta:initial-creator>
    <dc:creator>Jonathan Franco</dc:creator>
    <meta:creation-date>2021-09-20T14:47:00Z</meta:creation-date>
    <dc:date>2021-09-28T07:39:00Z</dc:date>
    <meta:template xlink:href="Normal" xlink:type="simple"/>
    <meta:editing-cycles>16</meta:editing-cycles>
    <meta:editing-duration>PT20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0" meta:word-count="843" meta:character-count="5473" meta:row-count="38" meta:non-whitespace-character-count="4640"/>
  </office:meta>
</office:document-meta>
</file>